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eConfig.getInitParameter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eConfig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eConfig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eConfig.Je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eeConfig.findInitParameter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eConfig.JeeConfig( Servle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eConfig.getServle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eConfig.JeeConfig( ServletConfig serv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eConfig.JeeConfig( FilterConfig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